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839" officeooo:paragraph-rsid="000c7839"/>
    </style:style>
    <style:style style:name="P2" style:family="paragraph" style:parent-style-name="Standard">
      <style:paragraph-properties fo:text-align="justify" style:justify-single-word="false"/>
      <style:text-properties officeooo:rsid="000c7839" officeooo:paragraph-rsid="000c7839"/>
    </style:style>
    <style:style style:name="P3" style:family="paragraph" style:parent-style-name="Standard">
      <style:paragraph-properties fo:text-align="justify" style:justify-single-word="false"/>
      <style:text-properties officeooo:rsid="000e08ed" officeooo:paragraph-rsid="000e08ed"/>
    </style:style>
    <style:style style:name="P4" style:family="paragraph" style:parent-style-name="Standard">
      <style:paragraph-properties fo:text-align="justify" style:justify-single-word="false"/>
      <style:text-properties officeooo:rsid="000f2b0b" officeooo:paragraph-rsid="000f2b0b"/>
    </style:style>
    <style:style style:name="P5" style:family="paragraph" style:parent-style-name="Standard">
      <style:paragraph-properties fo:text-align="justify" style:justify-single-word="false"/>
      <style:text-properties officeooo:rsid="000f2b0b" officeooo:paragraph-rsid="0010492a"/>
    </style:style>
    <style:style style:name="P6" style:family="paragraph" style:parent-style-name="Standard">
      <style:paragraph-properties fo:text-align="justify" style:justify-single-word="false"/>
      <style:text-properties officeooo:rsid="0010492a" officeooo:paragraph-rsid="0010492a"/>
    </style:style>
    <style:style style:name="P7" style:family="paragraph" style:parent-style-name="Standard">
      <style:paragraph-properties fo:text-align="justify" style:justify-single-word="false"/>
      <style:text-properties officeooo:rsid="00117994" officeooo:paragraph-rsid="00117994"/>
    </style:style>
    <style:style style:name="P8" style:family="paragraph" style:parent-style-name="Standard">
      <style:paragraph-properties fo:text-align="justify" style:justify-single-word="false"/>
      <style:text-properties officeooo:rsid="0011b294" officeooo:paragraph-rsid="0011b294"/>
    </style:style>
    <style:style style:name="T1" style:family="text">
      <style:text-properties officeooo:rsid="000f2b0b"/>
    </style:style>
    <style:style style:name="T2" style:family="text">
      <style:text-properties officeooo:rsid="0010492a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1b294"/>
    </style:style>
    <style:style style:name="T5" style:family="text">
      <style:text-properties officeooo:rsid="0011b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umberto</text:p>
      <text:p text:style-name="P3">(Hace un par de horas que vi tu correo, salí a dar una vuelta y me compre una cerveza Dorada,salud) </text:p>
      <text:p text:style-name="P3"/>
      <text:p text:style-name="P3">Después de varios años haciendo ambos análisis, no creo que existan problemas de competencia en discusión, son problemas de enfoque. Sin embargo claramente las orientaciones son muy diferentes. <text:span text:style-name="T1">A lo mejor si el cliente fuera tuyo, no se habría notado tanto, pero siendo mi prima , las discrepancias se agudizaron y creo que fue bueno, salto el problema en esta etapa y no más adelante ya que habría sido crítico</text:span></text:p>
      <text:p text:style-name="P3"/>
      <text:p text:style-name="P4">Yo la visión <text:s/>romántica que tenía era que seriamos compañeros,los dos haciendo análisis y codificando y probando en condiciones iguales, nunca pensé que no podríamos instalar el software en tu computador,lo que mando mi fantasía a la cresta</text:p>
      <text:p text:style-name="P4"/>
      <text:p text:style-name="P5">Estoy triste, es la emoción que rescato. <text:s/>Siento que te aleje de Visual Net que es una buena alternativa para alguien que tiene experiencia en Visual Basic...<text:span text:style-name="T2">y yo trato de estar lo más lejos de Microsoft, </text:span></text:p>
      <text:p text:style-name="P5"><text:span text:style-name="T2">¿Te conte que Power Builder ahora es de la familia Microsoft?… yo creo que por eso me aleje, no se como estudie C#</text:span></text:p>
      <text:p text:style-name="P5"/>
      <text:p text:style-name="P6">Si hay algo que <text:span text:style-name="T3">no me gustaría</text:span> es tenerte de jefe de proyecto. Me he dado cuenta que así era antes, no lo vi en su momento, <text:span text:style-name="T5">o no lo habría echo.(a veces fui consultor gratuito y eso me gusto)</text:span></text:p>
      <text:p text:style-name="P6"/>
      <text:p text:style-name="P6"/>
      <text:p text:style-name="P6">Tengo un <text:s/>verdadero cariño por ti Humberto y lamento montones que nos separemos, pero laboralmente no resulto. Espero que no estés molesto y sigamos siendo amigos, que es lo que más valoro en nuestra relación.</text:p>
      <text:p text:style-name="P6"/>
      <text:p text:style-name="P7">Respecto a mi prima, le haré un presupuesto de lo que llevamos. No me meteré en los servicios y le diré si le interesa una cotización más completa...Yo creo que me va a mandar ala chucha por que quería pagar con chirlitos <text:s/><text:span text:style-name="T4">y espero que me diga que no</text:span><text:span text:style-name="T5">, por que nunca me pescaste cuando trate de aclarar el factor ACV (ahí como voy) </text:span></text:p>
      <text:p text:style-name="P7"/>
      <text:p text:style-name="P8">Te deseo la mayor de las suertes en los proyectos que tienes en mente… Si necesito alguien en Visual Net, contare contigo.</text:p>
      <text:p text:style-name="P8"/>
      <text:p text:style-name="P8"/>
      <text:p text:style-name="P8"/>
      <text:p text:style-name="P7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28:09.590000000</meta:creation-date>
    <dc:date>2018-10-30T22:06:58.552000000</dc:date>
    <meta:editing-duration>PT18M26S</meta:editing-duration>
    <meta:editing-cycles>4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0" meta:word-count="349" meta:character-count="1931" meta:non-whitespace-character-count="1585"/>
  </office:meta>
</office:document-meta>
</file>